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06cm" svg:stroke-color="#66894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53cm" fo:min-width="4.8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894a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66894a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39cm" svg:height="11.044cm" draw:transform="rotate (-1.5707963267949) translate (15.9779262488831cm 8.16592118813115cm)" svg:viewBox="0 0 11340 11045" svg:d="M11246 2266c-250-2750-1077-108-1946-252-1034-184-1973-1417-3000-1750-1712-554-3423-161-4100 488-2005 1379-2546 3736-2000 6750s5112 3705 7796 3514c3500-250 3500-6000 3250-8750z">
            <text:p/>
          </draw:path>
          <draw:frame draw:style-name="gr2" draw:text-style-name="P3" draw:layer="layout" svg:width="5.303cm" svg:height="7.803cm" svg:x="1.776cm" svg:y="1.966cm">
            <draw:text-box>
              <text:p text:style-name="P2"><text:span text:style-name="T1">Rôle des</text:span></text:p>
              <text:p text:style-name="P2"><text:span text:style-name="T1">Seniors:</text:span></text:p>
              <text:p text:style-name="P2"><text:span text:style-name="T1">Accent</text:span></text:p>
              <text:p text:style-name="P2"><text:span text:style-name="T1">sur la</text:span></text:p>
              <text:p text:style-name="P2"><text:span text:style-name="T1">Médiation.</text:span></text:p>
              <text:p text:style-name="P2"><text:span text:style-name="T1">Sur</text:span></text:p>
              <text:p text:style-name="P2"><text:span text:style-name="T1">(auto) </text:span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29T12:03:01.726514630</dc:date>
    <meta:editing-duration>PT8H39M8S</meta:editing-duration>
    <meta:editing-cycles>48</meta:editing-cycles>
    <meta:generator>LibreOffice/7.5.5.2$Linux_X86_64 LibreOffice_project/50$Build-2</meta:generator>
    <meta:document-statistic meta:object-count="3"/>
  </office:meta>
</office:document-meta>
</file>